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3cb"/>
    </style:style>
    <style:style style:name="P2" style:family="paragraph" style:parent-style-name="Standard">
      <style:text-properties style:font-name="Liberation Serif1" officeooo:rsid="0017f3cb" officeooo:paragraph-rsid="0017f3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to1" text:anchor-type="as-char" svg:y="-0.377cm" svg:width="1.425cm" svg:height="0.46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as-char" svg:y="-0.681cm" svg:width="4.558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λ = longitud de onda(m)</text:p>
      <text:p text:style-name="P2">f = frecuencia(Hz)</text:p>
      <text:p text:style-name="P2">δ = velocidad de la luz</text:p>
      <text:p text:style-name="P2"/>
      <text:p text:style-name="P2"><draw:frame draw:style-name="fr1" draw:name="Objeto3" text:anchor-type="as-char" svg:y="-0.619cm" svg:width="4.32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>Este valor corresponde a la longitud ideal o teórica. En la práctica, esta longitud se suele reducir un poco, aproximadamente un 5 %. </text:p>
      <text:p text:style-name="P2"/>
      <text:p text:style-name="P2"><draw:frame draw:style-name="fr1" draw:name="Objeto4" text:anchor-type="as-char" svg:y="-0.377cm" svg:width="6.12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7T10:28:16.870000000</meta:creation-date>
    <dc:date>2022-05-07T17:03:45.829000000</dc:date>
    <meta:editing-duration>PT9M7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4" meta:page-count="1" meta:paragraph-count="7" meta:word-count="37" meta:character-count="198" meta:non-whitespace-character-count="164"/>
  </office:meta>
</office:document-meta>
</file>

<file path=Object 1/content.xml><?xml version="1.0" encoding="utf-8"?>
<math xmlns="http://www.w3.org/1998/Math/MathML" display="block">
  <semantics>
    <mrow>
      <mrow>
        <mi>λ</mi>
        <mo stretchy="false">⋅</mo>
        <mi>f</mi>
      </mrow>
      <mo stretchy="false">=</mo>
      <mi>δ</mi>
    </mrow>
    <annotation encoding="StarMath 5.0">%ilambda  cdot f =%idelta </annotation>
  </semantics>
</math>
</file>

<file path=Object 2/content.xml><?xml version="1.0" encoding="utf-8"?>
<math xmlns="http://www.w3.org/1998/Math/MathML" display="block">
  <semantics>
    <mrow>
      <mrow>
        <mi>λ</mi>
        <mo stretchy="false">=</mo>
        <mfrac>
          <mi>δ</mi>
          <mi>f</mi>
        </mfrac>
        <mo stretchy="false">=</mo>
        <mfrac>
          <mrow>
            <mn>3</mn>
            <mo stretchy="false">∗</mo>
            <msup>
              <mn>10</mn>
              <mn>8</mn>
            </msup>
          </mrow>
          <mrow>
            <mn>450</mn>
            <mo stretchy="false">∗</mo>
            <msup>
              <mn>10</mn>
              <mn>6</mn>
            </msup>
          </mrow>
        </mfrac>
        <mo stretchy="false">=</mo>
        <mn>0,66</mn>
      </mrow>
      <mi>m</mi>
    </mrow>
    <annotation encoding="StarMath 5.0">%ilambda = { %idelta } over {f} = {3* 10^{8} } over {450*10^{6}} = 0,66m</annotation>
  </semantics>
</math>
</file>

<file path=Object 3/content.xml><?xml version="1.0" encoding="utf-8"?>
<math xmlns="http://www.w3.org/1998/Math/MathML" display="block">
  <semantics>
    <mrow>
      <mrow>
        <msub>
          <mi>L</mi>
          <mi>a</mi>
        </msub>
        <mo stretchy="false">=</mo>
        <mfrac>
          <mi>λ</mi>
          <mn>2</mn>
        </mfrac>
        <mo stretchy="false">=</mo>
        <mfrac>
          <mrow>
            <mn>0,66</mn>
            <mi>m</mi>
          </mrow>
          <mn>2</mn>
        </mfrac>
        <mo stretchy="false">=</mo>
        <mn>0,33</mn>
      </mrow>
      <mi>m</mi>
    </mrow>
    <annotation encoding="StarMath 5.0">L_{a} = { %ilambda } over {2} =  {0,66m} over {2} = 0,33m</annotation>
  </semantics>
</math>
</file>

<file path=Object 4/content.xml><?xml version="1.0" encoding="utf-8"?>
<math xmlns="http://www.w3.org/1998/Math/MathML" display="block">
  <semantics>
    <mrow>
      <mn>0,33</mn>
      <mrow>
        <mrow>
          <mi mathvariant="italic">cm</mi>
          <mo stretchy="false">⋅</mo>
          <mn>0,95</mn>
        </mrow>
        <mo stretchy="false">=</mo>
        <mn>0,3167</mn>
      </mrow>
      <mrow>
        <mi>m</mi>
        <mo stretchy="false">=</mo>
        <mn>31,66</mn>
      </mrow>
      <mi mathvariant="italic">cm</mi>
    </mrow>
    <annotation encoding="StarMath 5.0">0,33cm cdot 0,95 = 0,3167m = 31,66cm </annotation>
  </semantics>
</math>
</file>